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margin-left="0cm" fo:margin-right="0cm" style:line-height-at-least="0.556cm" fo:widows="1" fo:text-indent="0cm" style:auto-text-indent="false"/>
    </style:style>
    <style:style style:name="T1" style:family="text">
      <style:text-properties fo:font-variant="normal" fo:text-transform="none" fo:color="#444444" style:font-name="Calibri" fo:font-size="11.25pt" fo:letter-spacing="normal" fo:font-style="normal" fo:font-weight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</text:p>
      <text:p text:style-name="Standard"/>
      <text:p text:style-name="Standard"><text:span text:style-name="T3">Pour les cookies :</text:span> il y ce message parce que c'est la version gratuite d'un module payant. C'est le premier que j'ai trouvé qui marchait. Mais je peux essayer dans trouver un autre si tu veux. </text:p>
      <text:p text:style-name="Standard"/>
      <text:p text:style-name="P2"><text:span text:style-name="T3">Par rapport à la page d'atterrissage lorsque tu cliques sur "choisir mes options" depuis la page d'accueil :</text:span> J'ai chercher longtemps à ce sujet et je n'ai pas trouvé. J'ai donc envoyer un mail en plus à Nicolas à ce sujet. </text:p>
      <text:p text:style-name="P2"/>
      <text:p text:style-name="P2"><text:span text:style-name="T3">Pour la mise à jour hikashop ftp : </text:span>J'ai voulu me débrouillé par moi même, j'ai chercher toute la journée mais je comprends rien. Finalement je veux bien que tu m'explique.</text:p>
      <text:p text:style-name="P2"><text:span text:style-name="T1">****FTP</text:span><text:line-break/><text:span text:style-name="T1">c6805.sgvps.net</text:span><text:line-break/><text:span text:style-name="T1">cnola</text:span><text:line-break/><text:span text:style-name="T1">9u5BuS9GNeuU</text:span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ora carriere</meta:initial-creator>
    <meta:creation-date>2015-06-17T12:49:48.42</meta:creation-date>
    <meta:document-statistic meta:table-count="0" meta:image-count="0" meta:object-count="0" meta:page-count="1" meta:paragraph-count="5" meta:word-count="114" meta:character-count="643"/>
    <dc:date>2015-06-17T15:14:28.72</dc:date>
    <dc:creator>flora carriere</dc:creator>
    <meta:editing-duration>PT11M14S</meta:editing-duration>
    <meta:editing-cycles>1</meta:editing-cycles>
    <meta:generator>OpenOffice.org/3.3$Win32 OpenOffice.org_project/330m20$Build-9567</meta:generator>
  </office:meta>
</office:document-meta>
</file>